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8" table:number-rows-spanned="1" table:style-name="ce5">
            <text:p>教育部學術獎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5">
            <text:p>Number of Academic award of Ministry of Education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年度</text:p>
          </table:table-cell>
          <table:table-cell office:value-type="string" table:style-name="ce3">
            <text:p>屆次</text:p>
          </table:table-cell>
          <table:table-cell office:value-type="string" table:style-name="ce3">
            <text:p>人數</text:p>
          </table:table-cell>
          <table:table-cell office:value-type="string" table:number-columns-spanned="5" table:number-rows-spanned="1" table:style-name="ce6">
            <text:p>名單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6" table:style-name="ce4">
            <text:p>2016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table:number-columns-spanned="5" table:number-rows-spanned="1" table:style-name="ce5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float" office:value="59" table:style-name="ce2">
            <text:p>59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5">
            <text:p>馮品佳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float" office:value="58" table:style-name="ce2">
            <text:p>58</text:p>
          </table:table-cell>
          <table:table-cell office:value-type="float" office:value="2" table:style-name="ce2">
            <text:p>2</text:p>
          </table:table-cell>
          <table:table-cell office:value-type="string" table:number-columns-spanned="5" table:number-rows-spanned="1" table:style-name="ce5">
            <text:p>賴明治、曾煜棋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float" office:value="57" table:style-name="ce2">
            <text:p>57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5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float" office:value="56" table:style-name="ce2">
            <text:p>56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5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float" office:value="55" table:style-name="ce2">
            <text:p>55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5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float" office:value="54" table:style-name="ce2">
            <text:p>54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5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float" office:value="53" table:style-name="ce2">
            <text:p>53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5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float" office:value="52" table:style-name="ce2">
            <text:p>52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5">
            <text:p>許千樹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float" office:value="51" table:style-name="ce2">
            <text:p>51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5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5">
            <text:p>林一平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float" office:value="49" table:style-name="ce2">
            <text:p>49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5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float" office:value="48" table:style-name="ce2">
            <text:p>48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5">
            <text:p>潘犀靈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3" table:style-name="ce2">
            <text:p>2003</text:p>
          </table:table-cell>
          <table:table-cell office:value-type="float" office:value="47" table:style-name="ce2">
            <text:p>47</text:p>
          </table:table-cell>
          <table:table-cell office:value-type="float" office:value="2" table:style-name="ce2">
            <text:p>2</text:p>
          </table:table-cell>
          <table:table-cell office:value-type="string" table:number-columns-spanned="5" table:number-rows-spanned="1" table:style-name="ce5">
            <text:p>林松山、張豐志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2" table:style-name="ce2">
            <text:p>2002</text:p>
          </table:table-cell>
          <table:table-cell office:value-type="float" office:value="46" table:style-name="ce2">
            <text:p>46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5">
            <text:p>蔡文祥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1" table:style-name="ce2">
            <text:p>2001</text:p>
          </table:table-cell>
          <table:table-cell office:value-type="float" office:value="45" table:style-name="ce2">
            <text:p>45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5">
            <text:p>李建平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float" office:value="44" table:style-name="ce2">
            <text:p>44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5">
            <text:p>祁甡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1999" table:style-name="ce2">
            <text:p>1999</text:p>
          </table:table-cell>
          <table:table-cell office:value-type="float" office:value="43" table:style-name="ce2">
            <text:p>43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5">
            <text:p>魏哲和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1998" table:style-name="ce2">
            <text:p>1998</text:p>
          </table:table-cell>
          <table:table-cell office:value-type="float" office:value="42" table:style-name="ce2">
            <text:p>42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5">
            <text:p>吳重雨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1997" table:style-name="ce2">
            <text:p>1997</text:p>
          </table:table-cell>
          <table:table-cell office:value-type="float" office:value="41" table:style-name="ce2">
            <text:p>41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5">
            <text:p>李祖添</text:p>
          </table:table-cell>
          <table:covered-table-cell table:number-columns-repeated="4"/>
          <table:table-cell table:number-columns-repeated="16376"/>
        </table:table-row>
        <table:table-row table:number-rows-repeated="1048552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8T09:07:06Z</meta:creation-date>
    <dc:date>2017-12-15T03:57:57Z</dc:date>
    <meta:print-date>2017-12-15T03:57:48Z</meta:print-date>
  </office:meta>
</office:document-meta>
</file>